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1" style:family="table-column">
      <style:table-column-properties fo:break-before="auto" style:column-width="0.7189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2.561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3028in"/>
    </style:style>
    <style:style style:name="co219" style:family="table-column">
      <style:table-column-properties fo:break-before="auto" style:column-width="1.4516in"/>
    </style:style>
    <style:style style:name="co220" style:family="table-column">
      <style:table-column-properties fo:break-before="auto" style:column-width="1.472in"/>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17"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18" style:family="table-cell" style:parent-style-name="Excel_20_Built-in_20_Normal">
      <style:text-properties style:font-name="Calibri4"/>
    </style:style>
    <style:style style:name="ce319" style:family="table-cell" style:parent-style-name="Excel_20_Built-in_20_Normal" style:data-style-name="N5000">
      <style:table-cell-properties fo:background-color="transparent" style:vertical-align="top"/>
      <style:text-properties style:font-name="Calibri4" style:font-name-asian="Calibri" style:font-name-complex="Calibri"/>
    </style:style>
    <style:style style:name="ce340" style:family="table-cell" style:parent-style-name="Default" style:data-style-name="N0">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4">
            <text:p>4</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5"/>
        <table:table-column table:style-name="co214" table:default-cell-style-name="ce255"/>
        <table:table-column table:style-name="co215" table:default-cell-style-name="ce255"/>
        <table:table-column table:style-name="co28" table:default-cell-style-name="ce255"/>
        <table:table-column table:style-name="co216" table:default-cell-style-name="ce255"/>
        <table:table-column table:style-name="co28" table:default-cell-style-name="ce255"/>
        <table:table-column table:style-name="co217" table:default-cell-style-name="ce255"/>
        <table:table-column table:style-name="co28" table:number-columns-repeated="5" table:default-cell-style-name="ce255"/>
        <table:table-column table:style-name="co218" table:default-cell-style-name="ce255"/>
        <table:table-column table:style-name="co219" table:default-cell-style-name="ce255"/>
        <table:table-column table:style-name="co220" table:default-cell-style-name="ce255"/>
        <table:table-column table:style-name="co28" table:number-columns-repeated="1009" table:default-cell-style-name="ce255"/>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May 2, 2012</text:p>
            <text:p>REVISION: 39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4">
          <table:table-cell table:style-name="ce209" office:value-type="string">
            <text:p>GP0001_GuidePanel</text:p>
          </table:table-cell>
          <table:table-cell office:value-type="string">
            <text:p>L0</text:p>
          </table:table-cell>
          <table:table-cell office:value-type="string">
            <text:p>Verify that Guide panel is present</text:p>
          </table:table-cell>
          <table:table-cell table:style-name="Default"/>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5"/>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
          <table:table-cell office:value-type="string">
            <text:p>GP0002_HideThis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5"/>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5"/>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table-cell office:value-type="string">
            <text:p>GP0004_</text:p>
          </table:table-cell>
          <table:table-cell table:number-columns-repeated="12"/>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83">
          <table:table-cell table:number-columns-repeated="13"/>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65447">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3">07/23/2012</text:date>, <text:time>16:11:5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3T16:11:56.01</dc:date>
    <meta:editing-cycles>4802</meta:editing-cycles>
    <meta:editing-duration>PT462H22M27S</meta:editing-duration>
    <meta:document-statistic meta:table-count="21" meta:cell-count="10038" meta:object-count="0"/>
  </office:meta>
</office:document-meta>
</file>